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477" officeooo:paragraph-rsid="000cd477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</text:p>
      <text:p text:style-name="P1">1)In order to have an algorithm to search a list in O(logN) time we can employ a binary search as that meets such conditions. Due to a binary search having to search sections at a time we do not merely have O(N). Instead, we need O(logN) in order to search in binary as that is the default required time for such a search.</text:p>
      <text:p text:style-name="P1"><text:span text:style-name="T1">int</text:span><text:span text:style-name="T2"> </text:span><text:span text:style-name="T3">binarySearch</text:span><text:span text:style-name="T2">(</text:span><text:span text:style-name="T1">int</text:span><text:span text:style-name="T2"> arr[],</text:span><text:span text:style-name="T1">int</text:span><text:span text:style-name="T2"> l,</text:span><text:span text:style-name="T1">int</text:span><text:span text:style-name="T2"> r,</text:span><text:span text:style-name="T1">int</text:span><text:span text:style-name="T2"> x){</text:span></text:p>
      <text:p text:style-name="P2"><text:span text:style-name="T2"><text:tab/></text:span><text:span text:style-name="T1">if</text:span><text:span text:style-name="T2"> (l&lt;=r)</text:span></text:p>
      <text:p text:style-name="P2"><text:span text:style-name="T2"><text:tab/><text:tab/></text:span><text:span text:style-name="T1">int</text:span><text:span text:style-name="T2"> m=(l+(r-1)/2);</text:span></text:p>
      <text:p text:style-name="P2"><text:span text:style-name="T2"><text:tab/></text:span><text:span text:style-name="T1">if</text:span><text:span text:style-name="T2">(arr[</text:span><text:span text:style-name="T4">m</text:span><text:span text:style-name="T2">]==x){</text:span></text:p>
      <text:p text:style-name="P2"><text:span text:style-name="T2"><text:tab/><text:tab/></text:span><text:span text:style-name="T1">return</text:span><text:span text:style-name="T2"> </text:span><text:span text:style-name="T4">m</text:span><text:span text:style-name="T2">;</text:span></text:p>
      <text:p text:style-name="P2"><text:span text:style-name="T2"><text:tab/>}</text:span></text:p>
      <text:p text:style-name="P2"><text:span text:style-name="T2"><text:tab/></text:span><text:span text:style-name="T1">if</text:span><text:span text:style-name="T2">(arr[</text:span><text:span text:style-name="T4">m</text:span><text:span text:style-name="T2">]&lt;x)</text:span></text:p>
      <text:p text:style-name="P2"><text:span text:style-name="T2"><text:tab/><text:tab/>l=</text:span><text:span text:style-name="T4">m</text:span><text:span text:style-name="T2">-1;</text:span></text:p>
      <text:p text:style-name="P2"><text:span text:style-name="T2"><text:tab/></text:span><text:span text:style-name="T1">else</text:span></text:p>
      <text:p text:style-name="P2"><text:span text:style-name="T2"><text:tab/><text:tab/>r=</text:span><text:span text:style-name="T4">m</text:span><text:span text:style-name="T2">+1;</text:span></text:p>
      <text:p text:style-name="P2"><text:span text:style-name="T2"><text:tab/></text:span><text:span text:style-name="T1">return</text:span><text:span text:style-name="T2"> -1;</text:span></text:p>
      <text:p text:style-name="P1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20:13.139346049</meta:creation-date>
    <dc:date>2018-11-02T18:23:32.909781600</dc:date>
    <meta:editing-duration>PT3M19S</meta:editing-duration>
    <meta:editing-cycles>1</meta:editing-cycles>
    <meta:document-statistic meta:table-count="0" meta:image-count="0" meta:object-count="0" meta:page-count="1" meta:paragraph-count="14" meta:word-count="86" meta:character-count="481" meta:non-whitespace-character-count="395"/>
    <meta:generator>LibreOffice/5.1.6.2$Linux_X86_64 LibreOffice_project/10m0$Build-2</meta:generator>
  </office:meta>
</office:document-meta>
</file>